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300000166160F35B53B4907AC.png" manifest:media-type="image/png"/>
  <manifest:file-entry manifest:full-path="Pictures/10000201000001730000010D3B38C58DF28B0793.png" manifest:media-type="image/png"/>
  <manifest:file-entry manifest:full-path="Pictures/100002010000017D000000B7513030C05D8A93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fb7d8" officeooo:paragraph-rsid="001fb7d8" style:font-weight-asian="bold" style:font-weight-complex="bold"/>
    </style:style>
    <style:style style:name="P2" style:family="paragraph" style:parent-style-name="Standard">
      <style:text-properties officeooo:rsid="001fb7d8" officeooo:paragraph-rsid="001fb7d8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0be6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SHA</text:span><text:span text:style-name="T2">REZ</text:span><text:span text:style-name="T1"> <text:s/></text:span><text:s text:c="34"/><text:tab/><text:tab/><text:tab/><text:tab/><text:tab/><text:span text:style-name="T1">ID: FA17-BECE-00</text:span><text:span text:style-name="T2">04</text:span></text:p>
      <text:p text:style-name="P2"><draw:frame draw:style-name="fr1" draw:name="Image1" text:anchor-type="paragraph" svg:x="0.0772in" svg:y="0.1083in" svg:width="6.4374in" svg:height="3.0882in" draw:z-index="0"><draw:image xlink:href="Pictures/10000201000001730000010D3B38C58DF28B0793.png" xlink:type="simple" xlink:show="embed" xlink:actuate="onLoad" loext:mime-type="image/png"/></draw:frame><draw:frame draw:style-name="fr1" draw:name="Image2" text:anchor-type="paragraph" svg:x="0.0827in" svg:y="3.8047in" svg:width="6.2189in" svg:height="2.8709in" draw:z-index="1"><draw:image xlink:href="Pictures/100002010000017D000000B7513030C05D8A9326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2" draw:name="Image3" text:anchor-type="paragraph" svg:width="6.7083in" svg:height="4.3126in" draw:z-index="2"><draw:image xlink:href="Pictures/100002010000029300000166160F35B53B4907AC.png" xlink:type="simple" xlink:show="embed" xlink:actuate="onLoad" loext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fb7d8" officeooo:paragraph-rsid="001fb7d8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1:24:03.785978606</meta:creation-date>
    <dc:date>2019-11-04T10:49:08.017623315</dc:date>
    <meta:editing-duration>PT56M56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2" meta:paragraph-count="1" meta:word-count="4" meta:character-count="71" meta:non-whitespace-character-count="28"/>
  </office:meta>
</office:document-meta>
</file>